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980000002D4C1A795A.png" manifest:media-type="image/png"/>
  <manifest:file-entry manifest:full-path="Pictures/100000000000028A0000002B9978FD23.png" manifest:media-type="image/png"/>
  <manifest:file-entry manifest:full-path="Pictures/10000000000000960000002624F7D3E0.png" manifest:media-type="image/png"/>
  <manifest:file-entry manifest:full-path="Pictures/10000000000000B20000002C89D2F37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ff3366" draw:fill-gradient-name="Gradient_20_8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Square_20_blue_2f_whit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8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draw:stroke="none" draw:fill-color="#198a8a" draw:textarea-horizontal-align="justify" draw:textarea-vertical-align="middle" draw:auto-grow-height="false" draw:shadow-offset-x="0.203cm" draw:shadow-offset-y="0.203cm"/>
    </style:style>
    <style:style style:name="gr10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00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22pt"/>
    </style:style>
    <style:style style:name="P5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fo:color="#ffff00" fo:font-weight="normal" style:font-weight-asian="normal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2" style:family="paragraph">
      <style:paragraph-properties fo:text-align="start"/>
      <style:text-properties fo:color="#ffff00" fo:font-size="18pt" fo:font-weight="normal" style:font-weight-asian="normal" style:font-weight-complex="normal"/>
    </style:style>
    <style:style style:name="P13" style:family="paragraph">
      <style:paragraph-properties fo:text-align="center"/>
      <style:text-properties fo:color="#ffff00" fo:font-size="18pt" fo:font-weight="normal" style:font-weight-asian="normal" style:font-weight-complex="normal"/>
    </style:style>
    <style:style style:name="P14" style:family="paragraph">
      <style:paragraph-properties fo:text-align="center"/>
      <style:text-properties fo:color="#000000" fo:font-size="18pt"/>
    </style:style>
    <style:style style:name="P15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WD test automation<text:line-break/>process overview</text:p>
          </draw:text-box>
        </draw:frame>
        <draw:custom-shape draw:style-name="gr1" draw:text-style-name="P2" xml:id="id1" draw:id="id1" draw:layer="layout" svg:width="6.35cm" svg:height="2.794cm" svg:x="2.794cm" svg:y="6.604cm">
          <text:p text:style-name="P1"><text:span text:style-name="T1">1. Issue trac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35cm" svg:height="2.794cm" svg:x="10.668cm" svg:y="9.652cm">
          <text:p text:style-name="P1"><text:span text:style-name="T1">2. Distriubuted </text:span></text:p>
          <text:p text:style-name="P1"><text:span text:style-name="T1">development</text:span></text:p>
          <text:p text:style-name="P1"><text:span text:style-name="T1">(githu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35cm" svg:height="2.794cm" svg:x="18.796cm" svg:y="12.192cm">
          <text:p text:style-name="P1"><text:span text:style-name="T1">3. Modifying</text:span></text:p>
          <text:p text:style-name="P1"><text:span text:style-name="T1">automation</text:span></text:p>
          <text:p text:style-name="P1"><text:span text:style-name="T1">code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13cm" svg:height="2.794cm" svg:x="1.778cm" svg:y="16.256cm">
          <text:p text:style-name="P1"><text:span text:style-name="T1">4. Putting it all together ..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969cm" svg:y1="9.398cm" svg:x2="10.668cm" svg:y2="11.049cm" draw:start-shape="id1" draw:start-glue-point="2" draw:end-shape="id2" draw:end-glue-point="3" svg:d="m5969 9398c0 1101 1566 1651 4699 1651" svg:viewBox="0 0 4700 1652">
          <text:p/>
        </draw:connector>
        <draw:connector draw:style-name="gr3" draw:text-style-name="P1" draw:layer="layout" draw:type="curve" svg:x1="13.843cm" svg:y1="12.446cm" svg:x2="18.796cm" svg:y2="13.589cm" draw:start-shape="id2" draw:start-glue-point="2" draw:end-shape="id3" svg:d="m13843 12446c0 762 1651 1143 4953 1143" svg:viewBox="0 0 4954 1144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5" draw:text-style-name="P1" draw:layer="layout" svg:width="27.178cm" svg:height="20.321cm" svg:x="0.507cm" svg:y="0.25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35cm" svg:height="1.987cm" draw:transform="rotate (0.00593411945678072) translate (0.762cm 8.401cm)">
          <draw:text-box>
            <text:p text:style-name="P4"><text:span text:style-name="T2">Online</text:span></text:p>
            <text:p text:style-name="P4"><text:span text:style-name="T3">(github)</text:span></text:p>
          </draw:text-box>
        </draw:frame>
        <draw:custom-shape draw:style-name="gr7" draw:text-style-name="P8" draw:layer="layout" svg:width="9.398cm" svg:height="2.87cm" svg:x="6.604cm" svg:y="7.036cm">
          <text:p text:style-name="P6"><text:span text:style-name="T4">Log into your 'github' account:</text:span></text:p>
          <text:p text:style-name="P7"><text:span text:style-name="T4"/></text:p>
          <text:p text:style-name="P6"><text:span text:style-name="T5">https://github.com</text:span></text:p>
          <draw:enhanced-geometry svg:viewBox="0 0 21600 21600" draw:text-areas="800 800 20800 20800" draw:type="round-rectangular-callout" draw:modifiers="2125.75805936802 -23480.8777429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8.382cm" svg:height="3.302cm" svg:x="1.01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6.858cm" svg:height="2.008cm" svg:x="1.778cm" svg:y="1.294cm">
          <text:p text:style-name="P9"><text:span text:style-name="T6">Your github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5" draw:text-style-name="P1" draw:layer="layout" svg:width="27.178cm" svg:height="20.321cm" svg:x="0.507cm" svg:y="0.25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35cm" svg:height="1.987cm" draw:transform="rotate (0.00593411945678072) translate (0.762cm 8.401cm)">
          <draw:text-box>
            <text:p text:style-name="P4"><text:span text:style-name="T2">Online</text:span></text:p>
            <text:p text:style-name="P4"><text:span text:style-name="T3">(github)</text:span></text:p>
          </draw:text-box>
        </draw:frame>
        <draw:custom-shape draw:style-name="gr9" draw:text-style-name="P10" xml:id="id4" draw:id="id4" draw:layer="layout" svg:width="6.858cm" svg:height="2.008cm" svg:x="1.778cm" svg:y="1.294cm">
          <text:p text:style-name="P9"><text:span text:style-name="T6">Your github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5.207cm" svg:y1="3.302cm" svg:x2="8.45cm" svg:y2="6.731cm" draw:start-shape="id4" draw:start-glue-point="2" draw:end-shape="id5" draw:end-glue-point="6" svg:d="m5207 3302c0 2286 1081 3429 3243 3429" svg:viewBox="0 0 3244 3430">
          <text:p/>
        </draw:connector>
        <draw:frame draw:style-name="gr11" draw:text-style-name="P1" draw:layer="layout" svg:width="17.197cm" svg:height="1.137cm" svg:x="8.965cm" svg:y="6.096cm">
          <draw:image xlink:href="Pictures/100000000000028A0000002B9978FD23.png" xlink:type="simple" xlink:show="embed" xlink:actuate="onLoad">
            <text:p/>
          </draw:image>
        </draw:frame>
        <draw:custom-shape draw:style-name="gr12" draw:text-style-name="P1" xml:id="id5" draw:id="id5" draw:layer="layout" svg:width="2.032cm" svg:height="1.778cm" svg:x="8.45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9.398cm" svg:height="2.87cm" svg:x="8.636cm" svg:y="10.592cm">
          <text:p text:style-name="P6"><text:span text:style-name="T4">Click the 'git' icon in the</text:span></text:p>
          <text:p text:style-name="P6"><text:span text:style-name="T4">github toolbar.</text:span></text:p>
          <draw:enhanced-geometry svg:viewBox="0 0 21600 21600" draw:text-areas="800 800 20800 20800" draw:type="round-rectangular-callout" draw:modifiers="2125.75805936802 -23480.8777429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5" draw:text-style-name="P1" draw:layer="layout" svg:width="27.178cm" svg:height="20.321cm" svg:x="0.507cm" svg:y="0.25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35cm" svg:height="1.987cm" draw:transform="rotate (0.00593411945678072) translate (0.762cm 8.401cm)">
          <draw:text-box>
            <text:p text:style-name="P4"><text:span text:style-name="T2">Online</text:span></text:p>
            <text:p text:style-name="P4"><text:span text:style-name="T3">(github)</text:span></text:p>
          </draw:text-box>
        </draw:frame>
        <draw:frame draw:style-name="gr13" draw:text-style-name="P1" xml:id="id8" draw:id="id8" draw:layer="layout" svg:width="4.021cm" svg:height="1.19cm" svg:x="7.456cm" svg:y="9.398cm">
          <draw:image xlink:href="Pictures/10000000000000980000002D4C1A795A.png" xlink:type="simple" xlink:show="embed" xlink:actuate="onLoad">
            <text:p/>
          </draw:image>
        </draw:frame>
        <draw:custom-shape draw:style-name="gr9" draw:text-style-name="P10" xml:id="id6" draw:id="id6" draw:layer="layout" svg:width="6.858cm" svg:height="2.008cm" svg:x="1.778cm" svg:y="1.294cm">
          <text:p text:style-name="P9"><text:span text:style-name="T6">Your github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5.207cm" svg:y1="3.302cm" svg:x2="8.45cm" svg:y2="6.731cm" draw:start-shape="id6" draw:start-glue-point="2" draw:end-shape="id7" draw:end-glue-point="6" svg:d="m5207 3302c0 2286 1081 3429 3243 3429" svg:viewBox="0 0 3244 3430">
          <text:p/>
        </draw:connector>
        <draw:frame draw:style-name="gr11" draw:text-style-name="P1" draw:layer="layout" svg:width="17.197cm" svg:height="1.137cm" svg:x="8.965cm" svg:y="6.096cm">
          <draw:image xlink:href="Pictures/100000000000028A0000002B9978FD23.png" xlink:type="simple" xlink:show="embed" xlink:actuate="onLoad">
            <text:p/>
          </draw:image>
        </draw:frame>
        <draw:custom-shape draw:style-name="gr12" draw:text-style-name="P1" xml:id="id7" draw:id="id7" draw:layer="layout" svg:width="2.032cm" svg:height="1.778cm" svg:x="8.45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9.466cm" svg:y1="7.62cm" svg:x2="9.466cm" svg:y2="9.398cm" draw:start-shape="id7" draw:start-glue-point="8" draw:end-shape="id8" draw:end-glue-point="0" svg:d="m9466 7620v1778" svg:viewBox="0 0 1 1779">
          <text:p/>
        </draw:connector>
        <draw:custom-shape draw:style-name="gr7" draw:text-style-name="P12" draw:layer="layout" svg:width="9.398cm" svg:height="2.87cm" svg:x="16.002cm" svg:y="9.322cm">
          <text:p text:style-name="P11"><text:span text:style-name="T4">Click the 'Issues' button to</text:span></text:p>
          <text:p text:style-name="P11"><text:span text:style-name="T4">see the current open issues.</text:span></text:p>
          <draw:enhanced-geometry svg:viewBox="0 0 21600 21600" draw:text-areas="800 800 20800 20800" draw:type="round-rectangular-callout" draw:modifiers="-8298.49984040856 6838.87147335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5.588cm" svg:height="3.048cm" svg:x="6.60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5" draw:text-style-name="P1" draw:layer="layout" svg:width="27.178cm" svg:height="20.321cm" svg:x="0.507cm" svg:y="0.25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35cm" svg:height="1.987cm" draw:transform="rotate (0.00593411945678072) translate (0.762cm 8.401cm)">
          <draw:text-box>
            <text:p text:style-name="P4"><text:span text:style-name="T2">Online</text:span></text:p>
            <text:p text:style-name="P4"><text:span text:style-name="T3">(github)</text:span></text:p>
          </draw:text-box>
        </draw:frame>
        <draw:frame draw:style-name="gr13" draw:text-style-name="P1" xml:id="id9" draw:id="id9" draw:layer="layout" svg:width="4.021cm" svg:height="1.19cm" svg:x="7.456cm" svg:y="9.398cm">
          <draw:image xlink:href="Pictures/10000000000000980000002D4C1A795A.png" xlink:type="simple" xlink:show="embed" xlink:actuate="onLoad">
            <text:p/>
          </draw:image>
        </draw:frame>
        <draw:custom-shape draw:style-name="gr9" draw:text-style-name="P10" xml:id="id11" draw:id="id11" draw:layer="layout" svg:width="6.858cm" svg:height="2.008cm" svg:x="1.778cm" svg:y="1.294cm">
          <text:p text:style-name="P9"><text:span text:style-name="T6">Your github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xml:id="id10" draw:id="id10" draw:layer="layout" svg:width="4.709cm" svg:height="1.163cm" svg:x="7.112cm" svg:y="12.954cm">
          <draw:image xlink:href="Pictures/10000000000000B20000002C89D2F378.png" xlink:type="simple" xlink:show="embed" xlink:actuate="onLoad">
            <text:p/>
          </draw:image>
        </draw:frame>
        <draw:connector draw:style-name="gr10" draw:text-style-name="P1" draw:layer="layout" draw:type="line" svg:x1="9.466cm" svg:y1="10.588cm" svg:x2="9.466cm" svg:y2="12.954cm" draw:start-shape="id9" draw:start-glue-point="2" draw:end-shape="id10" draw:end-glue-point="0" svg:d="m9466 10588v2366" svg:viewBox="0 0 1 2367">
          <text:p/>
        </draw:connector>
        <draw:connector draw:style-name="gr10" draw:text-style-name="P1" draw:layer="layout" draw:type="curve" svg:x1="5.207cm" svg:y1="3.302cm" svg:x2="8.45cm" svg:y2="6.731cm" draw:start-shape="id11" draw:start-glue-point="2" draw:end-shape="id12" draw:end-glue-point="6" svg:d="m5207 3302c0 2286 1081 3429 3243 3429" svg:viewBox="0 0 3244 3430">
          <text:p/>
        </draw:connector>
        <draw:frame draw:style-name="gr11" draw:text-style-name="P1" draw:layer="layout" svg:width="17.197cm" svg:height="1.137cm" svg:x="8.965cm" svg:y="6.096cm">
          <draw:image xlink:href="Pictures/100000000000028A0000002B9978FD23.png" xlink:type="simple" xlink:show="embed" xlink:actuate="onLoad">
            <text:p/>
          </draw:image>
        </draw:frame>
        <draw:custom-shape draw:style-name="gr12" draw:text-style-name="P1" xml:id="id12" draw:id="id12" draw:layer="layout" svg:width="2.032cm" svg:height="1.778cm" svg:x="8.45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9.466cm" svg:y1="7.62cm" svg:x2="9.466cm" svg:y2="9.398cm" draw:start-shape="id12" draw:start-glue-point="8" draw:end-shape="id9" draw:end-glue-point="0" svg:d="m9466 7620v1778" svg:viewBox="0 0 1 1779">
          <text:p/>
        </draw:connector>
        <draw:custom-shape draw:style-name="gr7" draw:text-style-name="P13" draw:layer="layout" svg:width="9.398cm" svg:height="2.87cm" svg:x="14.986cm" svg:y="14.148cm">
          <text:p text:style-name="P11"><text:span text:style-name="T4">Chose an issue and assign</text:span></text:p>
          <text:p text:style-name="P11"><text:span text:style-name="T4">yourself to it.</text:span></text:p>
          <draw:enhanced-geometry svg:viewBox="0 0 21600 21600" draw:text-areas="800 800 20800 20800" draw:type="round-rectangular-callout" draw:modifiers="-6673.73124800511 -1933.54231974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5.588cm" svg:height="3.048cm" svg:x="6.60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5" draw:text-style-name="P1" draw:layer="layout" svg:width="27.178cm" svg:height="20.321cm" svg:x="0.507cm" svg:y="0.25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35cm" svg:height="1.987cm" draw:transform="rotate (0.00593411945678072) translate (0.762cm 8.401cm)">
          <draw:text-box>
            <text:p text:style-name="P4"><text:span text:style-name="T2">Online</text:span></text:p>
            <text:p text:style-name="P4"><text:span text:style-name="T3">(github)</text:span></text:p>
          </draw:text-box>
        </draw:frame>
        <draw:frame draw:style-name="gr13" draw:text-style-name="P1" xml:id="id13" draw:id="id13" draw:layer="layout" svg:width="4.021cm" svg:height="1.19cm" svg:x="7.456cm" svg:y="9.398cm">
          <draw:image xlink:href="Pictures/10000000000000980000002D4C1A795A.png" xlink:type="simple" xlink:show="embed" xlink:actuate="onLoad">
            <text:p/>
          </draw:image>
        </draw:frame>
        <draw:custom-shape draw:style-name="gr9" draw:text-style-name="P10" xml:id="id15" draw:id="id15" draw:layer="layout" svg:width="6.858cm" svg:height="2.008cm" svg:x="1.778cm" svg:y="1.294cm">
          <text:p text:style-name="P9"><text:span text:style-name="T6">Your github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xml:id="id14" draw:id="id14" draw:layer="layout" svg:width="4.709cm" svg:height="1.163cm" svg:x="7.112cm" svg:y="12.954cm">
          <draw:image xlink:href="Pictures/10000000000000B20000002C89D2F378.png" xlink:type="simple" xlink:show="embed" xlink:actuate="onLoad">
            <text:p/>
          </draw:image>
        </draw:frame>
        <draw:frame draw:style-name="gr13" draw:text-style-name="P1" xml:id="id18" draw:id="id18" draw:layer="layout" svg:width="3.968cm" svg:height="1.004cm" svg:x="21.686cm" svg:y="18.796cm">
          <draw:image xlink:href="Pictures/10000000000000960000002624F7D3E0.png" xlink:type="simple" xlink:show="embed" xlink:actuate="onLoad">
            <text:p/>
          </draw:image>
        </draw:frame>
        <draw:connector draw:style-name="gr10" draw:text-style-name="P1" draw:layer="layout" draw:type="line" svg:x1="9.466cm" svg:y1="10.588cm" svg:x2="9.466cm" svg:y2="12.954cm" draw:start-shape="id13" draw:start-glue-point="2" draw:end-shape="id14" draw:end-glue-point="0" svg:d="m9466 10588v2366" svg:viewBox="0 0 1 2367">
          <text:p/>
        </draw:connector>
        <draw:connector draw:style-name="gr10" draw:text-style-name="P1" draw:layer="layout" draw:type="curve" svg:x1="5.207cm" svg:y1="3.302cm" svg:x2="8.45cm" svg:y2="6.731cm" draw:start-shape="id15" draw:start-glue-point="2" draw:end-shape="id16" draw:end-glue-point="6" svg:d="m5207 3302c0 2286 1081 3429 3243 3429" svg:viewBox="0 0 3244 3430">
          <text:p/>
        </draw:connector>
        <draw:connector draw:style-name="gr10" draw:text-style-name="P1" draw:layer="layout" draw:type="curve" svg:x1="9.466cm" svg:y1="14.117cm" svg:x2="14.986cm" svg:y2="16.383cm" draw:start-shape="id14" draw:start-glue-point="2" draw:end-shape="id17" draw:end-glue-point="6" svg:d="m9466 14117c0 1511 1840 2266 5520 2266" svg:viewBox="0 0 5521 2267">
          <text:p/>
        </draw:connector>
        <draw:connector draw:style-name="gr10" draw:text-style-name="P1" draw:layer="layout" draw:type="curve" svg:x1="17.653cm" svg:y1="18.288cm" svg:x2="21.686cm" svg:y2="19.298cm" draw:start-shape="id17" draw:start-glue-point="8" draw:end-shape="id18" draw:end-glue-point="3" svg:d="m17653 18288c0 674 1344 1010 4033 1010" svg:viewBox="0 0 4034 1011">
          <text:p/>
        </draw:connector>
        <draw:custom-shape draw:style-name="gr14" draw:text-style-name="P15" xml:id="id17" draw:id="id17" draw:layer="layout" svg:width="5.334cm" svg:height="3.81cm" svg:x="14.986cm" svg:y="14.478cm">
          <text:p text:style-name="P14"><text:span text:style-name="T7">(do the wor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7.197cm" svg:height="1.137cm" svg:x="8.965cm" svg:y="6.096cm">
          <draw:image xlink:href="Pictures/100000000000028A0000002B9978FD23.png" xlink:type="simple" xlink:show="embed" xlink:actuate="onLoad">
            <text:p/>
          </draw:image>
        </draw:frame>
        <draw:custom-shape draw:style-name="gr12" draw:text-style-name="P1" xml:id="id16" draw:id="id16" draw:layer="layout" svg:width="2.032cm" svg:height="1.778cm" svg:x="8.45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9.466cm" svg:y1="7.62cm" svg:x2="9.466cm" svg:y2="9.398cm" draw:start-shape="id16" draw:start-glue-point="8" draw:end-shape="id13" draw:end-glue-point="0" svg:d="m9466 7620v1778" svg:viewBox="0 0 1 1779">
          <text:p/>
        </draw:connector>
        <draw:custom-shape draw:style-name="gr7" draw:text-style-name="P12" draw:layer="layout" svg:width="9.398cm" svg:height="2.87cm" svg:x="15.748cm" svg:y="10.16cm">
          <text:p text:style-name="P11"><text:span text:style-name="T4">Once you've finished your work,</text:span></text:p>
          <text:p text:style-name="P11"><text:span text:style-name="T4">comment on the issue and close</text:span></text:p>
          <text:p text:style-name="P11"><text:span text:style-name="T4">it.</text:span></text:p>
          <draw:enhanced-geometry svg:viewBox="0 0 21600 21600" draw:text-areas="800 800 20800 20800" draw:type="round-rectangular-callout" draw:modifiers="19343.2492818385 57261.4420062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5.842cm" svg:height="2.54cm" svg:x="20.574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adial" draw:cx="50%" draw:cy="50%" draw:start-color="#4c4c4c" draw:end-color="#23ff23" draw:start-intensity="100%" draw:end-intensity="100%" draw:border="5%"/>
    <draw:gradient draw:name="Gradient_20_8" draw:display-name="Gradient 8" draw:style="linear" draw:start-color="#ff0000" draw:end-color="#ffff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10T13:10:09</dc:date>
    <meta:editing-duration>PT10H23S</meta:editing-duration>
    <meta:editing-cycles>252</meta:editing-cycles>
    <meta:generator>LibreOffice/3.5$Linux_x86 LibreOffice_project/350m1$Build-2</meta:generator>
    <meta:document-statistic meta:object-count="90"/>
  </office:meta>
</office:document-meta>
</file>